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ecb4a"/>
    </style:style>
    <style:style style:name="P2" style:family="paragraph" style:parent-style-name="Heading_20_1">
      <style:text-properties officeooo:rsid="001ecb4a" officeooo:paragraph-rsid="001ecb4a"/>
    </style:style>
    <style:style style:name="P3" style:family="paragraph" style:parent-style-name="Heading_20_3">
      <style:text-properties officeooo:rsid="001f50a4" officeooo:paragraph-rsid="001f50a4"/>
    </style:style>
    <style:style style:name="P4" style:family="paragraph" style:parent-style-name="Heading_20_3">
      <style:text-properties officeooo:rsid="00205de1" officeooo:paragraph-rsid="00205de1"/>
    </style:style>
    <style:style style:name="P5" style:family="paragraph" style:parent-style-name="Heading_20_3">
      <style:text-properties officeooo:paragraph-rsid="0020ca17"/>
    </style:style>
    <style:style style:name="P6" style:family="paragraph" style:parent-style-name="Heading_20_3">
      <style:text-properties officeooo:rsid="0020ca17" officeooo:paragraph-rsid="0020ca17"/>
    </style:style>
    <style:style style:name="P7" style:family="paragraph" style:parent-style-name="Heading_20_3">
      <style:text-properties officeooo:rsid="0022aa39" officeooo:paragraph-rsid="0022aa39"/>
    </style:style>
    <style:style style:name="P8" style:family="paragraph" style:parent-style-name="Heading_20_2">
      <style:text-properties officeooo:rsid="001f50a4"/>
    </style:style>
    <style:style style:name="T1" style:family="text">
      <style:text-properties officeooo:rsid="001f50a4"/>
    </style:style>
    <style:style style:name="T2" style:family="text">
      <style:text-properties fo:font-size="26pt" style:font-size-asian="26pt" style:font-size-complex="26pt"/>
    </style:style>
    <style:style style:name="T3" style:family="text">
      <style:text-properties officeooo:rsid="00205de1"/>
    </style:style>
    <style:style style:name="T4" style:family="text">
      <style:text-properties officeooo:rsid="0020ca17"/>
    </style:style>
    <style:style style:name="T5" style:family="text">
      <style:text-properties officeooo:rsid="0022aa39"/>
    </style:style>
    <style:style style:name="T6" style:family="text">
      <style:text-properties officeooo:rsid="00249f74"/>
    </style:style>
    <style:style style:name="T7" style:family="text">
      <style:text-properties officeooo:rsid="0026155d"/>
    </style:style>
    <style:style style:name="T8" style:family="text">
      <style:text-properties officeooo:rsid="0026ca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text:span text:style-name="T2">COMPUTER NETWORKS PROJECT</text:span></text:h>
      <text:p text:style-name="P1"/>
      <text:h text:style-name="Heading_20_3" text:outline-level="3">INTRODUCTION:- <text:s/><text:span text:style-name="T1">Implementation of a simple version of a TV game.</text:span></text:h>
      <text:h text:style-name="P3" text:outline-level="3"/>
      <text:h text:style-name="P3" text:outline-level="3">CODE USED:- <text:span text:style-name="T7">C Language.</text:span></text:h>
      <text:h text:style-name="Heading_20_2" text:outline-level="2"/>
      <text:h text:style-name="P8" text:outline-level="2">SUMMARY:- </text:h>
      <text:h text:style-name="P3" text:outline-level="3"><text:s text:c="8"/>The quiz game which I have designed works/can have any number of <text:s/>Clients and Questions. (The number of clients,questions are customised.These can be set in the Server program,the Quetionaire Generator is Included as well). The Entire <text:span text:style-name="T8">code </text:span>is implemented using <text:span text:style-name="T8">C language</text:span>.This program mainly focusses on Conducting the quiz between clients and then printing the Scorecard and finally Broadcasting the Winner <text:span text:style-name="T6">of the quiz</text:span>.</text:h>
      <text:h text:style-name="P4" text:outline-level="3">PROCESS AND IMPLEMENTATION DETAILS:-</text:h>
      <text:h text:style-name="Heading_20_3" text:outline-level="3"><text:s text:c="10"/><text:span text:style-name="T3">Firstly the Server code is run <text:s/>in C and then the Client codes in C. The Server waits the clients gets connected to the TCP.Once the clients gets TCP connection,the server also creates UDP socket to recieve the buzzer information.After all connections are over(Server with UDP,Clients with TCP), the quiz will get started.</text:span></text:h>
      <text:p text:style-name="Text_20_body"/>
      <text:h text:style-name="Heading_20_3" text:outline-level="3"><text:s text:c="11"/><text:span text:style-name="T4">The First Question of the Quiz will be sent to all the clients at a time.Then,server waits for the Buzzer till a timeout( this timeout value can also be changable in both the server and client). Inorder to hit the buzzer,the client has to enter their name in tne terminal. It completely depends on the client whether to enter his name or other clients.(Entering others name gives them a chance instead).</text:span></text:h>
      <text:p text:style-name="Text_20_body"/>
      <text:h text:style-name="P5" text:outline-level="3"><text:soft-page-break/><text:s text:c="10"/><text:span text:style-name="T4">The Client who won the Buzzer recieves a question.After the client answers the question,the server checks if its correct or not and Broadcasts if the client had answered the question correctly or not. The server then moves to the next question and repeats the process.(Waiting for the buzzer,then answer,etc).</text:span></text:h>
      <text:h text:style-name="P6" text:outline-level="3"><text:s/></text:h>
      <text:h text:style-name="P7" text:outline-level="3">CONCLUSIONS:- </text:h>
      <text:h text:style-name="Heading_20_3" text:outline-level="3"><text:s text:c="13"/><text:span text:style-name="T5">This code works perfectly fine in which server acts as a host and conducts the quiz in an organized way(Since it contains timeout, No. of clients are adjustable). </text:span><text:s/></text:h>
      <text:h text:style-name="Heading_20_3" text:outline-level="3"><text:s/></text:h>
      <text:h text:style-name="Heading_20_3" text:outline-level="3">REFERENCES:-</text:h>
      <text:h text:style-name="Heading_20_3" text:outline-level="3"><text:s text:c="19"/><text:span text:style-name="T5">GEEKS FOR GEEKS, STACKOVERFLOW.</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01:11:09.222163120</meta:creation-date>
    <dc:date>2019-05-11T02:12:58.220633788</dc:date>
    <meta:editing-duration>PT9M36S</meta:editing-duration>
    <meta:editing-cycles>5</meta:editing-cycles>
    <meta:generator>LibreOffice/6.0.7.3$Linux_X86_64 LibreOffice_project/00m0$Build-3</meta:generator>
    <meta:document-statistic meta:table-count="0" meta:image-count="0" meta:object-count="0" meta:page-count="2" meta:paragraph-count="15" meta:word-count="293" meta:character-count="1907" meta:non-whitespace-character-count="1546"/>
  </office:meta>
</office:document-meta>
</file>